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line-height="150%"/>
      <style:text-properties fo:font-size="13pt" style:font-size-asian="13pt" style:font-size-complex="13pt"/>
    </style:style>
    <style:style style:name="P3" style:family="paragraph" style:parent-style-name="Text_20_body">
      <style:paragraph-properties fo:margin-left="0in" fo:margin-right="0in" fo:margin-top="0in" fo:margin-bottom="0.1043in" loext:contextual-spacing="false" fo:line-height="150%" fo:text-align="start" style:justify-single-word="false" fo:orphans="2" fo:widows="2" fo:text-indent="0in" style:auto-text-indent="false" fo:padding="0in" fo:border="none"/>
      <style:text-properties fo:font-variant="normal" fo:text-transform="none" style:font-name="Roboto" fo:font-size="13pt" fo:letter-spacing="normal" fo:font-style="normal" fo:font-weight="normal" officeooo:paragraph-rsid="0012bb2f" style:font-size-asian="13pt" style:font-size-complex="13pt"/>
    </style:style>
    <style:style style:name="P4" style:family="paragraph" style:parent-style-name="Heading_20_1">
      <style:paragraph-properties fo:text-align="center" style:justify-single-word="false"/>
      <style:text-properties fo:font-variant="normal" fo:text-transform="none" style:font-name="Roboto" fo:font-size="20pt" fo:letter-spacing="normal" fo:font-style="normal" fo:font-weight="bold" style:font-size-asian="20pt" style:font-weight-asian="bold" style:font-size-complex="20pt" style:font-weight-complex="bold"/>
    </style:style>
    <style:style style:name="T1" style:family="text">
      <style:text-properties officeooo:rsid="00122d61"/>
    </style:style>
    <style:style style:name="T2" style:family="text">
      <style:text-properties fo:font-size="12pt"/>
    </style:style>
    <style:style style:name="T3" style:family="text">
      <style:text-properties fo:font-size="12pt" officeooo:rsid="00122d61"/>
    </style:style>
    <style:style style:name="T4" style:family="text">
      <style:text-properties fo:font-size="12pt" loext:padding="0in" loext:border="none"/>
    </style:style>
    <style:style style:name="T5" style:family="text">
      <style:text-properties loext:padding="0in" loext:border="none"/>
    </style:style>
    <style:style style:name="T6" style:family="text">
      <style:text-properties officeooo:rsid="00149585"/>
    </style:style>
    <style:style style:name="T7" style:family="text">
      <style:text-properties officeooo:rsid="00149585"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imulated Annealing <text:span text:style-name="T1">for </text:span>minimizing the value of <text:span text:style-name="T1">the</text:span> <text:span text:style-name="T1">ackley function</text:span></text:h>
      <text:p text:style-name="P1"/>
      <text:p text:style-name="P3">One widely used technique is simulated annealing, by which we introduce a degree of stochasticity, potentially shifting from a better solution to a worse one, in an attempt to escape local minima and converge to a value closer to the global optimum. Simulated annealing is based on metallurgical practices by which a material is heated to a high temperature and cooled. At high temperatures, atoms may shift unpredictably, often eliminating impurities as the material cools into a pure crystal. This is replicated via the simulated annealing optimization algorithm, with energy state corresponding to current solution. In this algorithm, we define an initial temperature, often set as 1, and a minimum temperature, on the order of 10^-4. The current temperature is multiplied by some fraction alpha and thus decreased until it reaches the minimum temperature. For each distinct temperature value, we run the core optimization routine a fixed number of times. The optimization routine consists of finding a neighboring solution and accepting it with probability <text:span text:style-name="T6">|</text:span><text:span text:style-name="Emphasis"><text:span text:style-name="T5">e^(f(c) – f(n))</text:span></text:span><text:span text:style-name="Emphasis"><text:span text:style-name="T7">\ </text:span></text:span>where <text:span text:style-name="Emphasis"><text:span text:style-name="T5">c </text:span></text:span>is the current solution and <text:span text:style-name="Emphasis"><text:span text:style-name="T5">n </text:span></text:span>is the neighboring solution. A neighboring solution is found by applying a slight perturbation to the current solution. This randomness is useful to escape the common pitfall of optimization heuristics — getting trapped in local minima. By potentially accepting a less optimal solution than we currently have, and accepting it with probability inverse to the increase in cost, the algorithm is more likely to converge near the global optimum. One caveat is that we need to provide an initial solution so the algorithm knows where to start. This can be done in two ways: (1) using prior knowledge about the problem to input a good starting point and (2) generating a random solution. Although generating a random solution is worse and can occasionally inhibit the success of the algorithm, it is the only option for problems where we know nothing about the landscape.</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6T19:02:54.533834477</meta:creation-date>
    <dc:date>2019-12-26T19:28:44.404048566</dc:date>
    <meta:editing-duration>PT5M29S</meta:editing-duration>
    <meta:editing-cycles>1</meta:editing-cycles>
    <meta:document-statistic meta:table-count="0" meta:image-count="0" meta:object-count="0" meta:page-count="2" meta:paragraph-count="2" meta:word-count="326" meta:character-count="2050" meta:non-whitespace-character-count="1724"/>
    <meta:generator>LibreOffice/6.0.7.3$Linux_X86_64 LibreOffice_project/00m0$Build-3</meta:generator>
  </office:meta>
</office:document-meta>
</file>